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><text:span text:style-name="T3"/></text:p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0:list.C101" table:on-update-keep-styles="true" table:on-update-keep-size="false"/>
        <table:database-range table:name="__Anonymous_Sheet_DB__0" table:target-range-address="list.B2:list.H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00/00/00</text:date>, <text:time style:data-style-name="N2" text:time-value="11:41:28.95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1T11:47:00.888000000</dc:date>
    <meta:editing-duration>PT13H18M55S</meta:editing-duration>
    <meta:editing-cycles>320</meta:editing-cycles>
    <meta:document-statistic meta:table-count="1" meta:cell-count="92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		
		
		'
		' 초성 출력
		'
		s = sheet.getCellByPosition( key_index, i ).String
		b = Mid( s, 1, 1 )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